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руководство по обучению</text:p>
      <text:p text:style-name="P1">ChatGPT</text:p>
      <text:p text:style-name="P2">ChatGPT</text:p>
      <text:p text:style-name="P8">Отлично, что вы заинтересованы в изучении объектно-ориентированного программирования (ООП) в PHP! Вот руководство по обучению, которое может помочь вам в этом процессе:</text:p>
      <text:h text:style-name="P14" text:outline-level="3">Начните с основ:</text:h>
      <text:list xml:id="list7464622446440515565" text:style-name="L1">
        <text:list-item>
          <text:p text:style-name="P9"><text:span text:style-name="Strong_20_Emphasis">Освойте основы PHP:</text:span></text:p>
          <text:list>
            <text:list-item>
              <text:p text:style-name="P3">Если вы еще не знакомы с PHP, начните с изучения основ языка, таких как переменные, условные операторы, циклы и функции.</text:p>
            </text:list-item>
          </text:list>
        </text:list-item>
        <text:list-item>
          <text:p text:style-name="P9"><text:span text:style-name="Strong_20_Emphasis">Ознакомьтесь с концепциями ООП:</text:span></text:p>
          <text:list>
            <text:list-item>
              <text:p text:style-name="P9">Прочтите литературу или пройдите онлайн-курсы по основам ООП, чтобы понять ключевые концепции, такие как классы, объекты, наследование и инкапсуляция.</text:p>
            </text:list-item>
          </text:list>
        </text:list-item>
      </text:list>
      <text:h text:style-name="P14" text:outline-level="3">Практика в PHP:</text:h>
      <text:list xml:id="list285321559563756664" text:style-name="L2">
        <text:list-item>
          <text:p text:style-name="P10"><text:span text:style-name="Strong_20_Emphasis">Изучение документации PHP:</text:span></text:p>
          <text:list>
            <text:list-item>
              <text:p text:style-name="P4">Ознакомьтесь с официальной документацией PHP, особенно разделами, посвященными ООП.</text:p>
            </text:list-item>
          </text:list>
        </text:list-item>
        <text:list-item>
          <text:p text:style-name="P10"><text:span text:style-name="Strong_20_Emphasis">Практика с простыми примерами:</text:span></text:p>
          <text:list>
            <text:list-item>
              <text:p text:style-name="P4">Начните с создания простых классов и объектов, попробуйте использовать наследование, инкапсуляцию и другие концепции.</text:p>
            </text:list-item>
          </text:list>
        </text:list-item>
        <text:list-item>
          <text:p text:style-name="P10"><text:span text:style-name="Strong_20_Emphasis">Пишите код и экспериментируйте:</text:span></text:p>
          <text:list>
            <text:list-item>
              <text:p text:style-name="P10">Создавайте различные типы классов, применяйте модификаторы доступа, работайте с методами и свойствами.</text:p>
            </text:list-item>
          </text:list>
        </text:list-item>
      </text:list>
      <text:h text:style-name="P14" text:outline-level="3">Книги и онлайн-курсы:</text:h>
      <text:list xml:id="list3531282409611412236" text:style-name="L3">
        <text:list-item>
          <text:p text:style-name="P11"><text:span text:style-name="Strong_20_Emphasis">Изучение из книг и онлайн-курсов:</text:span></text:p>
          <text:list>
            <text:list-item>
              <text:p text:style-name="P5">Почитайте книги по ООП в PHP, такие как "PHP Objects, Patterns, and Practice" by Matt Zandstra. Пройдите онлайн-курсы на платформах типа Udemy, Codecademy, Coursera или других.</text:p>
            </text:list-item>
          </text:list>
        </text:list-item>
        <text:list-item>
          <text:p text:style-name="P11"><text:span text:style-name="Strong_20_Emphasis">Интерактивные уроки:</text:span></text:p>
          <text:list>
            <text:list-item>
              <text:p text:style-name="P11">Используйте интерактивные ресурсы, где можно наблюдать выполнение кода в реальном времени и экспериментировать с ним, например, Codecademy.</text:p>
            </text:list-item>
          </text:list>
        </text:list-item>
      </text:list>
      <text:h text:style-name="P14" text:outline-level="3">Проекты и практика:</text:h>
      <text:list xml:id="list4288543767057293881" text:style-name="L4">
        <text:list-item>
          <text:p text:style-name="P12"><text:span text:style-name="Strong_20_Emphasis">Создание собственных проектов:</text:span></text:p>
          <text:list>
            <text:list-item>
              <text:p text:style-name="P6">Начните создавать небольшие проекты, используя ООП. Это может быть простое приложение или даже веб-сайт.</text:p>
            </text:list-item>
          </text:list>
        </text:list-item>
        <text:list-item>
          <text:p text:style-name="P12"><text:soft-page-break/><text:span text:style-name="Strong_20_Emphasis">Чтение кода других разработчиков:</text:span></text:p>
          <text:list>
            <text:list-item>
              <text:p text:style-name="P12">Изучайте и анализируйте код других разработчиков, чтобы понять, как они применяют ООП в PHP.</text:p>
            </text:list-item>
          </text:list>
        </text:list-item>
      </text:list>
      <text:h text:style-name="P14" text:outline-level="3">Форумы и сообщества:</text:h>
      <text:list xml:id="list4516540309342670465" text:style-name="L5">
        <text:list-item>
          <text:p text:style-name="P13"><text:span text:style-name="Strong_20_Emphasis">Участие в форумах и обсуждениях:</text:span></text:p>
          <text:list>
            <text:list-item>
              <text:p text:style-name="P7">Присоединяйтесь к форумам, сообществам разработчиков, где обсуждают ООП в PHP. Задавайте вопросы и обменивайтесь опытом.</text:p>
            </text:list-item>
          </text:list>
        </text:list-item>
        <text:list-item>
          <text:p text:style-name="P13"><text:span text:style-name="Strong_20_Emphasis">Постоянное обучение:</text:span></text:p>
          <text:list>
            <text:list-item>
              <text:p text:style-name="P13">Технологии постоянно меняются. Продолжайте изучать новые тенденции и лучшие практики в ООП в PHP, чтобы оставаться в курсе.</text:p>
            </text:list-item>
          </text:list>
        </text:list-item>
      </text:list>
      <text:p text:style-name="P8">Не бойтесь экспериментировать и создавать свои проекты - практика и опыт являются ключом к освоению ООП в PHP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6T23:31:51.23</dc:date>
    <meta:document-statistic meta:table-count="0" meta:image-count="0" meta:object-count="0" meta:page-count="2" meta:paragraph-count="32" meta:word-count="302" meta:character-count="2082"/>
    <dc:creator>Dima Wide</dc:creator>
    <meta:user-defined meta:name="Info 1"/>
    <meta:user-defined meta:name="Info 2"/>
    <meta:user-defined meta:name="Info 3"/>
    <meta:user-defined meta:name="Info 4"/>
  </office:meta>
</office:document-meta>
</file>